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4.445cm"/>
    </style:style>
    <style:style style:name="gr2" style:family="graphic" style:parent-style-name="standard">
      <style:graphic-properties svg:stroke-width="0.102cm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0pt" style:font-size-asian="180pt" style:font-size-complex="180pt"/>
    </style:style>
    <style:style style:name="T1" style:family="text">
      <style:text-properties fo:font-size="180pt" style:font-size-asian="180pt" style:font-size-complex="18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5.305cm" svg:height="14.441cm" svg:x="1.318cm" svg:y="3.575cm">
          <draw:text-box>
            <text:p text:style-name="P1"><text:span text:style-name="T1">TO BE</text:span></text:p>
            <text:p text:style-name="P1"><text:span text:style-name="T1">DRAWN</text:span></text:p>
          </draw:text-box>
        </draw:frame>
        <draw:rect draw:style-name="gr2" draw:text-style-name="P1" draw:layer="layout" svg:width="25.94cm" svg:height="19.59cm" svg:x="1cm" svg:y="1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h" style:country-asian="CN" style:font-family-complex="'DejaVu LGC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Yi Chen</meta:initial-creator>
    <meta:creation-date>2010-10-12T15:24:21</meta:creation-date>
    <dc:date>2010-10-12T15:59:40</dc:date>
    <dc:creator>Yi Chen</dc:creator>
    <meta:editing-duration>PT00H01M38S</meta:editing-duration>
    <meta:editing-cycles>2</meta:editing-cycles>
    <meta:generator>OpenOffice.org/3.1$Unix OpenOffice.org_project/310m19$Build-9420</meta:generator>
    <meta:document-statistic meta:object-count="2"/>
  </office:meta>
</office:document-meta>
</file>